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draw:stroke="dash" draw:stroke-dash="Long_20_Dash"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svg:stroke-color="#000000" draw:marker-start="Symmetric_20_Arrow" draw:marker-end="Symmetric_20_Arrow" draw:fill="solid" draw:textarea-vertical-align="middle"/>
    </style:style>
    <style:style style:name="gr5" style:family="graphic" style:parent-style-name="objectwithoutfill">
      <style:graphic-properties svg:stroke-color="#bf0041" draw:marker-end="Symmetric_20_Arrow" draw:fill="solid" draw:textarea-vertical-align="middle"/>
    </style:style>
    <style:style style:name="gr6" style:family="graphic" style:parent-style-name="objectwithoutfill">
      <style:graphic-properties svg:stroke-color="#158466" draw:marker-start="" draw:marker-end="Symmetric_20_Arrow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335cm" fo:min-width="0.079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794cm" svg:y1="16.24cm" svg:x2="3.794cm" svg:y2="23.987cm">
          <text:p/>
        </draw:line>
        <draw:line draw:style-name="gr1" draw:text-style-name="P1" draw:layer="layout" svg:x1="17.764cm" svg:y1="23.987cm" svg:x2="3.794cm" svg:y2="23.987cm">
          <text:p/>
        </draw:line>
        <draw:line draw:style-name="gr1" draw:text-style-name="P1" draw:layer="layout" svg:x1="17.764cm" svg:y1="23.987cm" svg:x2="3.794cm" svg:y2="16.24cm">
          <text:p/>
        </draw:line>
        <draw:frame draw:style-name="gr2" draw:text-style-name="P2" draw:layer="layout" svg:width="0.592cm" svg:height="0.859cm" svg:x="10.695cm" svg:y="17.38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3" draw:text-style-name="P1" draw:layer="layout" svg:x1="7.477cm" svg:y1="18.272cm" svg:x2="3.794cm" svg:y2="23.987cm">
          <text:p/>
        </draw:line>
        <draw:frame draw:style-name="gr2" draw:text-style-name="P2" draw:layer="layout" svg:width="0.652cm" svg:height="0.709cm" svg:x="6.461cm" svg:y="17.00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4" draw:text-style-name="P1" draw:layer="layout" svg:x1="18.399cm" svg:y1="22.844cm" svg:x2="4.683cm" svg:y2="15.224cm">
          <text:p/>
        </draw:line>
        <draw:path draw:style-name="gr5" draw:text-style-name="P1" draw:layer="layout" svg:width="0.587cm" svg:height="0.368cm" draw:transform="skewX (0.50160762702317) rotate (2.153736296961) translate (4.27805285686035cm 22.49595947201cm)" svg:viewBox="0 0 588 369" svg:d="M0 357c224 55 491-74 588-357">
          <text:p/>
        </draw:path>
        <draw:path draw:style-name="gr6" draw:text-style-name="P1" draw:layer="layout" svg:width="0.934cm" svg:height="0.352cm" draw:transform="skewX (0.251501945212383) rotate (1.82334546955848) translate (4.83891648680802cm 23.8607683900488cm)" svg:viewBox="0 0 935 353" svg:d="M0 341c271 44 546-34 796-172l139-169">
          <text:p/>
        </draw:path>
        <draw:custom-shape draw:style-name="gr7" draw:text-style-name="P2" draw:layer="layout" svg:width="0.579cm" svg:height="0.585cm" draw:transform="skewX (0.00506145483078357) rotate (-0.533547152334667) translate (7.489cm 18.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0.612cm" svg:height="0.859cm" svg:x="2.694cm" svg:y="19.82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2" draw:layer="layout" svg:width="0.612cm" svg:height="0.859cm" svg:x="9.509cm" svg:y="24.62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2" draw:layer="layout" svg:width="0.652cm" svg:height="0.709cm" svg:x="12.286cm" svg:y="20.17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667cm" svg:height="0.709cm" svg:x="5.953cm" svg:y="20.68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544cm" svg:height="0.631cm" svg:x="4.452cm" svg:y="17.76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0.62cm" svg:height="0.36cm" svg:x="13.954cm" svg:y="22.85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62cm" svg:height="0.36cm" svg:x="4.19cm" svg:y="21.46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path draw:style-name="gr5" draw:text-style-name="P1" draw:layer="layout" svg:width="0.964cm" svg:height="0.489cm" draw:transform="skewX (0.293738913110646) rotate (-2.34519891590478) translate (15.5410013589545cm 23.1699211822389cm)" svg:viewBox="0 0 965 490" svg:d="M0 474c367 73 806-99 965-474">
          <text:p/>
        </draw:path>
        <draw:path draw:style-name="gr6" draw:text-style-name="P1" draw:layer="layout" svg:width="0.934cm" svg:height="0.352cm" draw:transform="skewX (0.251501945212383) rotate (0.434586983746588) translate (3.87301665353579cm 17.3968592603786cm)" svg:viewBox="0 0 935 353" svg:d="M0 341c271 44 546-34 796-172l139-169">
          <text:p/>
        </draw:path>
        <draw:frame draw:style-name="gr2" draw:text-style-name="P2" draw:layer="layout" svg:width="0.544cm" svg:height="0.631cm" svg:x="5.191cm" svg:y="22.72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3-06-19T19:24:00.703882922</dc:date>
    <meta:editing-duration>PT2H44M42S</meta:editing-duration>
    <meta:editing-cycles>59</meta:editing-cycles>
    <meta:generator>LibreOffice/6.4.7.2$Linux_X86_64 LibreOffice_project/40$Build-2</meta:generator>
    <meta:document-statistic meta:object-count="20"/>
  </office:meta>
</office:document-meta>
</file>

<file path=Object 1/content.xml><?xml version="1.0" encoding="utf-8"?>
<math xmlns="http://www.w3.org/1998/Math/MathML" display="block">
  <semantics>
    <mstyle color="blue">
      <msub>
        <mi>c</mi>
        <mn>2</mn>
      </msub>
    </mstyle>
    <annotation encoding="StarMath 5.0">color blue { c_2 }</annotation>
  </semantics>
</math>
</file>

<file path=Object 11/content.xml><?xml version="1.0" encoding="utf-8"?>
<math xmlns="http://www.w3.org/1998/Math/MathML" display="block">
  <semantics>
    <mi>b</mi>
    <annotation encoding="StarMath 5.0">b</annotation>
  </semantics>
</math>
</file>

<file path=Object 2/content.xml><?xml version="1.0" encoding="utf-8"?>
<math xmlns="http://www.w3.org/1998/Math/MathML" display="block">
  <semantics>
    <msub>
      <mi>h</mi>
      <mi>c</mi>
    </msub>
    <annotation encoding="StarMath 5.0">h_c</annotation>
  </semantics>
</math>
</file>

<file path=Object 3/content.xml><?xml version="1.0" encoding="utf-8"?>
<math xmlns="http://www.w3.org/1998/Math/MathML" display="block">
  <semantics>
    <mi>c</mi>
    <annotation encoding="StarMath 5.0">c</annotation>
  </semantics>
</math>
</file>

<file path=Object 4/content.xml><?xml version="1.0" encoding="utf-8"?>
<math xmlns="http://www.w3.org/1998/Math/MathML" display="block">
  <semantics>
    <mstyle color="blue">
      <msub>
        <mi>c</mi>
        <mn>1</mn>
      </msub>
    </mstyle>
    <annotation encoding="StarMath 5.0">color blue { c_1 }</annotation>
  </semantics>
</math>
</file>

<file path=Object 5/content.xml><?xml version="1.0" encoding="utf-8"?>
<math xmlns="http://www.w3.org/1998/Math/MathML" display="block">
  <semantics>
    <mstyle color="green">
      <mi>β</mi>
    </mstyle>
    <annotation encoding="StarMath 5.0">color green { %beta}</annotation>
  </semantics>
</math>
</file>

<file path=Object 6/content.xml><?xml version="1.0" encoding="utf-8"?>
<math xmlns="http://www.w3.org/1998/Math/MathML" display="block">
  <semantics>
    <mstyle color="red">
      <mi>α</mi>
    </mstyle>
    <annotation encoding="StarMath 5.0">color red { %alpha}</annotation>
  </semantics>
</math>
</file>

<file path=Object 7/content.xml><?xml version="1.0" encoding="utf-8"?>
<math xmlns="http://www.w3.org/1998/Math/MathML" display="block">
  <semantics>
    <mstyle color="red">
      <mi>α</mi>
    </mstyle>
    <annotation encoding="StarMath 5.0">color red { %alpha}</annotation>
  </semantics>
</math>
</file>

<file path=Object 8/content.xml><?xml version="1.0" encoding="utf-8"?>
<math xmlns="http://www.w3.org/1998/Math/MathML" display="block">
  <semantics>
    <mstyle color="green">
      <mi>β</mi>
    </mstyle>
    <annotation encoding="StarMath 5.0">color green { %beta}</annotation>
  </semantics>
</math>
</file>

<file path=Object 9/content.xml><?xml version="1.0" encoding="utf-8"?>
<math xmlns="http://www.w3.org/1998/Math/MathML" display="block">
  <semantics>
    <mi>a</mi>
    <annotation encoding="StarMath 5.0">a</annotation>
  </semantics>
</math>
</file>